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2"/>
    <style:style style:name="P4" style:family="paragraph" style:parent-style-name="List_20_Paragraph" style:list-style-name="WWNum3"/>
    <style:style style:name="T1" style:family="text">
      <style:text-properties style:font-name="Garamond" fo:font-size="22pt" fo:language="en" fo:country="US" style:font-size-asian="22pt" style:font-size-complex="22pt"/>
    </style:style>
    <style:style style:name="T2" style:family="text">
      <style:text-properties style:font-name="Garamond" fo:font-size="16pt" fo:language="en" fo:country="US" style:font-size-asian="16pt" style:font-size-complex="16pt"/>
    </style:style>
    <style:style style:name="T3" style:family="text">
      <style:text-properties style:font-name="Garamond" fo:font-size="14pt" fo:language="en" fo:country="US" fo:font-weight="bold" style:font-size-asian="14pt" style:font-weight-asian="bold" style:font-size-complex="14pt"/>
    </style:style>
    <style:style style:name="T4" style:family="text">
      <style:text-properties style:font-name="Garamond" fo:language="en" fo:country="US"/>
    </style:style>
    <style:style style:name="T5" style:family="text">
      <style:text-properties style:font-name="Garamond" fo:language="en" fo:country="U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ITS F464 – Machine Learning (2019-2020 Sem II)</text:span></text:p>
      <text:p text:style-name="P1"><text:span text:style-name="T2">Assignment 1 (Due Date – 21/04/2020)</text:span></text:p>
      <text:p text:style-name="Standard"><text:span text:style-name="T3">General Instructions:</text:span></text:p>
      <text:list xml:id="list3703384447" text:style-name="WWNum2">
        <text:list-item>
          <text:p text:style-name="P3"><text:span text:style-name="T4">Download the datasets </text:span><text:a xlink:type="simple" xlink:href="https://drive.google.com/file/d/1eFTge09pXFbJ671rafpgkNF0XaGaL01L/view?usp=sharing" text:style-name="ListLabel_20_7" text:visited-style-name="ListLabel_20_7"><text:span text:style-name="Internet_20_link"><text:span text:style-name="T4">here</text:span></text:span></text:a><text:span text:style-name="T4"> (use your BITS email to access it).</text:span></text:p>
        </text:list-item>
        <text:list-item>
          <text:p text:style-name="P3"><text:span text:style-name="T4">Your report, code, and visualizations must be uploaded to CMS by any group member, and will be checked for plagiarism. The report should describe your design decisions, results, and any conclusions that can be drawn (e.g., why an algorithm performed good/bad).</text:span></text:p>
        </text:list-item>
        <text:list-item>
          <text:p text:style-name="P3"><text:span text:style-name="T4">The algorithms must be written in C++/Java/Python. High level libraries (e.g., Scikit-learn, Gensim, etc.) may NOT be used. Data manipulation libraries (like NumPy and Pandas) are allowed (and recommended). For visualizations, any library can be used.</text:span></text:p>
        </text:list-item>
        <text:list-item>
          <text:p text:style-name="P3"><text:span text:style-name="T4">Try using vector operations (like NumPy matrix multiplications) whenever possible to improve your implementation’s scalability. </text:span><text:span text:style-name="T5">This is recommended but not mandatory</text:span><text:span text:style-name="T4">.</text:span></text:p>
        </text:list-item>
        <text:list-item>
          <text:p text:style-name="P3"><text:span text:style-name="T4">Please email Vamsi Aribandi (</text:span><text:a xlink:type="simple" xlink:href="mailto:f20160803@hyderabad.bits-pilani.ac.in" text:style-name="ListLabel_20_7" text:visited-style-name="ListLabel_20_7"><text:span text:style-name="Internet_20_link"><text:span text:style-name="T4">f20160803@hyderabad.bits-pilani.ac.in</text:span></text:span></text:a><text:span text:style-name="T4">) for any queries.</text:span></text:p>
        </text:list-item>
      </text:list>
      <text:p text:style-name="Standard"><text:span text:style-name="T3">1) Fisher’s Linear Discriminant Analysis:</text:span></text:p>
      <text:list xml:id="list677350702" text:style-name="WWNum3">
        <text:list-item>
          <text:p text:style-name="P4"><text:span text:style-name="T4">Use `a1_d1.csv` and `a1_d2.csv` as datasets to test your implementation on.</text:span></text:p>
        </text:list-item>
        <text:list-item>
          <text:p text:style-name="P4"><text:span text:style-name="T4">Each row corresponds to a data point, with the last column being its class label and the rest of the columns containing its feature values.</text:span></text:p>
        </text:list-item>
        <text:list-item>
          <text:p text:style-name="P4"><text:span text:style-name="T4">Once the points are transformed to one dimension, plot a normal distribution for each class and use the intersection point of both curves as the classification threshold. Report your implementation’s accuracy and F-score.</text:span></text:p>
        </text:list-item>
        <text:list-item>
          <text:p text:style-name="P4"><text:span text:style-name="T4">Once the points are transformed to one dimension, visualize them as points on a line and colour points of both classes separately.</text:span></text:p>
        </text:list-item>
      </text:list>
      <text:p text:style-name="Standard"><text:span text:style-name="T3">2) Naïve Bayes:</text:span></text:p>
      <text:list xml:id="list235403935016677" text:continue-numbering="true" text:style-name="WWNum3">
        <text:list-item>
          <text:p text:style-name="P4"><text:span text:style-name="T4">Use `a1_d3.txt` as the dataset to test your implementation on.</text:span></text:p>
        </text:list-item>
        <text:list-item>
          <text:p text:style-name="P4"><text:span text:style-name="T4">Each row corresponds to a review followed by its sentiment (0 or 1).</text:span></text:p>
        </text:list-item>
        <text:list-item>
          <text:p text:style-name="P4"><text:span text:style-name="T4">Stemming, n-gram usage, and/or lemmatization are NOT mandatory. However, it is recommended that you do some basic text preprocessing (like removing symbols). Report the steps you took and whether they improved your model’s performance.</text:span></text:p>
        </text:list-item>
        <text:list-item>
          <text:p text:style-name="P4"><text:span text:style-name="T4">Use </text:span><text:a xlink:type="simple" xlink:href="https://machinelearningmastery.com/k-fold-cross-validation/" text:style-name="ListLabel_20_7" text:visited-style-name="ListLabel_20_7"><text:span text:style-name="Internet_20_link"><text:span text:style-name="T4">5-fold cross validation</text:span></text:span></text:a><text:span text:style-name="T4"> to evaluate your implementation and report your implementation’s accuracy and F-score as the “mean ± standard deviation” across the 5 folds (e.g., if the test-folds’ accuracies are 0.52, 0.52, 0.53, 0.54 and 0.54; report the accuracy as 0.53 ± 0.01). Shuffling the data points is NOT mandatory.</text:span></text:p>
        </text:list-item>
        <text:list-item>
          <text:p text:style-name="P4"><text:soft-page-break/><text:span text:style-name="T4">Make sure that all parameters are learned using only the train set. The model’s vocabulary should only be determined using the train set. Handling out-of-vocabulary words is NOT mandatory.</text:span></text:p>
        </text:list-item>
      </text:list>
      <text:p text:style-name="Standard"><text:span text:style-name="T3">Suggested Reading:</text:span></text:p>
      <text:list xml:id="list235403918298889" text:continue-numbering="true" text:style-name="WWNum3">
        <text:list-item>
          <text:p text:style-name="P4"><text:span text:style-name="T4">Bishop’s Ch. 4.1.</text:span></text:p>
        </text:list-item>
        <text:list-item>
          <text:p text:style-name="P4"><text:a xlink:type="simple" xlink:href="https://web.stanford.edu/class/archive/cs/cs109/cs109.1178/lectureHandouts/210-naive-bayes.pdf" text:style-name="ListLabel_20_7" text:visited-style-name="ListLabel_20_7"><text:span text:style-name="Internet_20_link"><text:span text:style-name="T4">Stanford Lecture notes for Naïve Bayes</text:span></text:span></text:a><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Garamond" fo:font-family="Garamond" style:font-family-generic="roman" style:font-pitch="variable"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msi</meta:initial-creator>
    <dc:creator>vijaya neti</dc:creator>
    <meta:editing-cycles>3</meta:editing-cycles>
    <meta:print-date>2020-02-10T08:54:00</meta:print-date>
    <meta:creation-date>2020-03-31T07:05:00</meta:creation-date>
    <dc:date>2020-03-31T07:21:00</dc:date>
    <meta:editing-duration>PT1M</meta:editing-duration>
    <meta:generator>LibreOffice/6.0.7.3$Linux_X86_64 LibreOffice_project/00m0$Build-3</meta:generator>
    <meta:document-statistic meta:table-count="0" meta:image-count="0" meta:object-count="0" meta:page-count="2" meta:paragraph-count="22" meta:word-count="394" meta:character-count="2513" meta:non-whitespace-character-count="2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